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E4000000F66F4A21A9EE98A8DE.png" manifest:media-type="image/png"/>
  <manifest:file-entry manifest:full-path="Pictures/100000010000023C000000B34AE667ACBD3951BB.png" manifest:media-type="image/png"/>
  <manifest:file-entry manifest:full-path="Pictures/100000010000024C000000C3661CF9FB5D9D5E8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00a933" loext:opacity="100%" style:font-name="Liberation Sans" fo:font-weight="bold" officeooo:rsid="000f7e73" officeooo:paragraph-rsid="000f7e73" style:font-weight-asian="bold" style:font-weight-complex="bold"/>
    </style:style>
    <style:style style:name="P2" style:family="paragraph" style:parent-style-name="Standard">
      <style:text-properties fo:color="#00a933" loext:opacity="100%" style:font-name="Liberation Sans" fo:font-weight="bold" officeooo:rsid="000f7e73" officeooo:paragraph-rsid="000f7e73" style:font-weight-asian="bold" style:font-weight-complex="bold"/>
    </style:style>
    <style:style style:name="P3" style:family="paragraph" style:parent-style-name="Standard">
      <style:text-properties fo:color="#00a933" loext:opacity="100%" style:font-name="Liberation Sans" fo:font-weight="bold" officeooo:rsid="000f7e73" officeooo:paragraph-rsid="00108c4b" style:font-weight-asian="bold" style:font-weight-complex="bold"/>
    </style:style>
    <style:style style:name="P4" style:family="paragraph" style:parent-style-name="Standard">
      <style:text-properties style:font-name="Liberation Sans" officeooo:rsid="000f7e73" officeooo:paragraph-rsid="000f7e73"/>
    </style:style>
    <style:style style:name="P5" style:family="paragraph" style:parent-style-name="Standard">
      <style:text-properties style:font-name="Liberation Sans" fo:font-style="italic" officeooo:rsid="000f7e73" officeooo:paragraph-rsid="000f7e73" style:font-style-asian="italic" style:font-style-complex="italic"/>
    </style:style>
    <style:style style:name="P6" style:family="paragraph" style:parent-style-name="Standard">
      <style:text-properties fo:color="#000000" loext:opacity="100%" style:font-name="Liberation Sans" fo:font-weight="normal" officeooo:rsid="000f7e73" officeooo:paragraph-rsid="00108c4b" style:font-weight-asian="normal" style:font-weight-complex="normal"/>
    </style:style>
    <style:style style:name="P7" style:family="paragraph" style:parent-style-name="Standard">
      <style:text-properties fo:color="#000000" loext:opacity="100%" style:font-name="Liberation Sans" fo:font-weight="normal" officeooo:rsid="000f7e73" officeooo:paragraph-rsid="00121d1b" style:font-weight-asian="normal" style:font-weight-complex="normal"/>
    </style:style>
    <style:style style:name="P8" style:family="paragraph" style:parent-style-name="Standard">
      <style:text-properties fo:color="#000000" loext:opacity="100%" style:font-name="Liberation Sans" fo:font-weight="normal" officeooo:rsid="00121d1b" officeooo:paragraph-rsid="00121d1b" style:font-weight-asian="normal" style:font-weight-complex="normal"/>
    </style:style>
    <style:style style:name="P9" style:family="paragraph" style:parent-style-name="Standard">
      <style:text-properties fo:color="#000000" loext:opacity="100%" style:font-name="Liberation Sans" fo:font-style="italic" fo:font-weight="normal" officeooo:rsid="00121d1b" officeooo:paragraph-rsid="00121d1b" style:font-style-asian="italic" style:font-weight-asian="normal" style:font-style-complex="italic" style:font-weight-complex="normal"/>
    </style:style>
    <style:style style:name="T1" style:family="text">
      <style:text-properties officeooo:rsid="000f7e73"/>
    </style:style>
    <style:style style:name="T2" style:family="text">
      <style:text-properties fo:color="#ff0000" loext:opacity="100%"/>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officeooo:rsid="00108c4b"/>
    </style:style>
    <style:style style:name="T7" style:family="text">
      <style:text-properties fo:color="#ffffff" loext:opacity="100%"/>
    </style:style>
    <style:style style:name="T8" style:family="text">
      <style:text-properties fo:color="#ffffff" loext:opacity="100%" officeooo:rsid="00108c4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équence : <text:span text:style-name="T7">Nombres</text:span></text:p>
      <text:p text:style-name="P4"/>
      <text:p text:style-name="P2">I] <text:span text:style-name="T7">Additionner et soustraire avec des nombres décimaux</text:span></text:p>
      <text:p text:style-name="P4"/>
      <text:p text:style-name="P4"><text:span text:style-name="T3">Propriété</text:span><text:line-break/>Pour calculer une somme, on peut :<text:line-break/>- modifier <text:span text:style-name="T7">l’ordre des termes</text:span> ;<text:line-break/>- regrouper les termes <text:span text:style-name="T7">différemment</text:span>.<text:line-break/><text:line-break/><text:span text:style-name="T5">Exemples</text:span><text:line-break/>• 3,2 + 5,4 = 8,6<text:line-break/>5,4 + 3,2 = 8,6<text:line-break/><text:line-break/>• A = 2,3 + 4,9 + 1,7<text:line-break/>A = 2,3 + 1,7 + 4,9<text:line-break/>A = 4 + 4,9<text:line-break/>A = 8,9<text:line-break/><text:line-break/><text:span text:style-name="T3">Remarque</text:span><text:line-break/>On ne peut pas modifier l’ordre des termes d’une <text:span text:style-name="T7">soustraction</text:span>.<text:line-break/><text:line-break/><text:span text:style-name="T3">Méthode</text:span><text:line-break/>Pour poser une addition ou une soustraction de nombres décimaux :<text:line-break/>- <text:span text:style-name="T7">on aligne les unités sous les unités, les dixièmes sous les dixièmes, etc.</text:span> ;<text:line-break/>- <text:span text:style-name="T7">on commence l’opération par la droite</text:span> ;<text:line-break/>- on utilise des retenues si nécessaire.</text:p>
      <text:p text:style-name="P4"/>
      <text:p text:style-name="P5">Exemples</text:p>
      <text:p text:style-name="P4"><draw:frame draw:style-name="fr2" draw:name="Image1" text:anchor-type="char" svg:x="3.177cm" svg:y="0.423cm" svg:width="12.649cm" svg:height="3.958cm" draw:z-index="0"><draw:image xlink:href="Pictures/100000010000023C000000B34AE667ACBD3951BB.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text:span text:style-name="T3">Méthode</text:span><text:line-break/><text:span text:style-name="T7">Pour estimer un ordre de grandeur du résultat d’une addition ou d’une soustraction, on peut remplacer chaque terme par un nombre proche qui permet d’effectuer le calcul mentalement</text:span>.<text:line-break/><text:line-break/><text:span text:style-name="T4">Exemple</text:span><text:line-break/>On cherche un ordre de grandeur de la somme 3,219 + 5,68.<text:line-break/>On remplace chaque terme par un nombre proche : 3,2 + 5,7 = 8,9<text:line-break/>8,9 est un ordre de grandeur de cette somme.</text:p>
      <text:p text:style-name="P4"/>
      <text:p text:style-name="P3"/>
      <text:p text:style-name="P3"><text:span text:style-name="T6">I</text:span>I] <text:span text:style-name="T8">Multiplier</text:span><text:span text:style-name="T7"> avec des nombres décimaux</text:span></text:p>
      <text:p text:style-name="P3"/>
      <text:p text:style-name="P6"><text:span text:style-name="T3">Propriété</text:span><text:line-break/>Pour calculer un produit, on peut :<text:line-break/>- modifier l’ordre des facteurs ;<text:line-break/>- <text:span text:style-name="T7">regrouper les facteurs différemment</text:span>.<text:line-break/><text:line-break/><text:soft-page-break/><text:span text:style-name="T4">Exemples</text:span><text:line-break/>- 3,2 x 4 = 12,8<text:line-break/>- 4 x 3,2 = 12,8<text:line-break/><text:line-break/>A = 1,5 <text:span text:style-name="T6">x</text:span> 5,1 <text:span text:style-name="T6">x</text:span> 2<text:line-break/>A = 1,5 <text:span text:style-name="T6">x</text:span> 2 <text:span text:style-name="T6">x</text:span> 5,1<text:line-break/>A = 3 <text:span text:style-name="T6">x</text:span> 5,1</text:p>
      <text:p text:style-name="P7">A = 15,3<text:line-break/><text:line-break/><text:span text:style-name="T3">Propriétés</text:span><text:line-break/>- <text:span text:style-name="T7">Quand on multiplie un nombre par 10, le chiffre des unités devient le chiffre des dizaines (le chiffre des dixièmes devient le chiffre des unités, le chiffre des centièmes devient le chiffre des dixièmes …)</text:span>.<text:line-break/>- Quand on multiplie un nombre par 100, le chiffre des unités devient le chiffre des centaines (le chiffre des dixièmes devient le chiffre des dizaines, le chiffre des centièmes devient le chiffre des unités …)</text:p>
      <text:p text:style-name="P9">Exemples</text:p>
      <text:p text:style-name="P7"><draw:frame draw:style-name="fr1" draw:name="Image5" text:anchor-type="char" svg:x="1.575cm" svg:y="0.254cm" svg:width="15.852cm" svg:height="5.269cm" draw:z-index="1"><draw:image xlink:href="Pictures/10000001000002E4000000F66F4A21A9EE98A8DE.png" xlink:type="simple" xlink:show="embed" xlink:actuate="onLoad" draw:mime-type="image/png"/></draw:frame></text:p>
      <text:p text:style-name="P7"/>
      <text:p text:style-name="P7"><text:span text:style-name="T3">Méthode</text:span><text:line-break/>Pour poser une multiplication de deux nombres décimaux, <text:span text:style-name="T7">on pose la multiplication sans tenir compte des virgules, puis on place les virgules</text:span>.<text:line-break/><text:line-break/><text:span text:style-name="T4">Exemple</text:span><text:line-break/>On souhaite calculer 3,47 × 3,2.<text:line-break/>On calcule d’abord 347 × 32, puis on place les virgules.</text:p>
      <text:p text:style-name="P7"><draw:frame draw:style-name="fr1" draw:name="Image6" text:anchor-type="char" svg:x="1.722cm" svg:y="0.233cm" svg:width="15.559cm" svg:height="5.159cm" draw:z-index="2"><draw:image xlink:href="Pictures/100000010000024C000000C3661CF9FB5D9D5E80.png" xlink:type="simple" xlink:show="embed" xlink:actuate="onLoad" draw:mime-type="image/png"/></draw:frame></text:p>
      <text:p text:style-name="P8">On a donc : <text:s/><text:span text:style-name="T1">3,47 × 3,2 </text:span>= 11,10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3T22:24:59.952000000</meta:creation-date>
    <dc:date>2024-11-03T22:53:39.976000000</dc:date>
    <meta:editing-duration>PT24M46S</meta:editing-duration>
    <meta:editing-cycles>5</meta:editing-cycles>
    <meta:generator>LibreOffice/7.4.3.2$Windows_X86_64 LibreOffice_project/1048a8393ae2eeec98dff31b5c133c5f1d08b890</meta:generator>
    <meta:document-statistic meta:table-count="0" meta:image-count="3" meta:object-count="0" meta:page-count="2" meta:paragraph-count="11" meta:word-count="368" meta:character-count="1956" meta:non-whitespace-character-count="1589"/>
  </office:meta>
</office:document-meta>
</file>